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Verdana" svg:font-family="Verdan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2.691cm"/>
    </style:style>
    <style:style style:name="co10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5.953cm"/>
    </style:style>
    <style:style style:name="co5" style:family="table-column">
      <style:table-column-properties fo:break-before="auto" style:column-width="6.443cm"/>
    </style:style>
    <style:style style:name="co6" style:family="table-column">
      <style:table-column-properties fo:break-before="auto" style:column-width="5.586cm"/>
    </style:style>
    <style:style style:name="co7" style:family="table-column">
      <style:table-column-properties fo:break-before="auto" style:column-width="6.346cm"/>
    </style:style>
    <style:style style:name="co8" style:family="table-column">
      <style:table-column-properties fo:break-before="auto" style:column-width="5.145cm"/>
    </style:style>
    <style:style style:name="co9" style:family="table-column">
      <style:table-column-properties fo:break-before="auto" style:column-width="3.381cm"/>
    </style:style>
    <style:style style:name="co12" style:family="table-column">
      <style:table-column-properties fo:break-before="auto" style:column-width="2.72cm"/>
    </style:style>
    <style:style style:name="co13" style:family="table-column">
      <style:table-column-properties fo:break-before="auto" style:column-width="0.49cm"/>
    </style:style>
    <style:style style:name="ro1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1.958cm" fo:break-before="auto" style:use-optimal-row-height="fals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1.842cm" fo:break-before="auto" style:use-optimal-row-height="true"/>
    </style:style>
    <style:style style:name="ro9" style:family="table-row">
      <style:table-row-properties style:row-height="1.395cm" fo:break-before="auto" style:use-optimal-row-height="tru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1.947cm" fo:break-before="auto" style:use-optimal-row-height="true"/>
    </style:style>
    <style:style style:name="ro13" style:family="table-row">
      <style:table-row-properties style:row-height="2.422cm" fo:break-before="auto" style:use-optimal-row-height="true"/>
    </style:style>
    <style:style style:name="ro14" style:family="table-row">
      <style:table-row-properties style:row-height="0.499cm" fo:break-before="auto" style:use-optimal-row-height="true"/>
    </style:style>
    <style:style style:name="ro15" style:family="table-row">
      <style:table-row-properties style:row-height="2.738cm" fo:break-before="auto" style:use-optimal-row-height="true"/>
    </style:style>
    <style:style style:name="ro16" style:family="table-row">
      <style:table-row-properties style:row-height="2.29cm" fo:break-before="auto" style:use-optimal-row-height="true"/>
    </style:style>
    <style:style style:name="ro17" style:family="table-row">
      <style:table-row-properties style:row-height="0.496cm" fo:break-before="auto" style:use-optimal-row-height="true"/>
    </style:style>
    <style:style style:name="ta2" style:family="table" style:master-page-name="PageStyle_5f_Как_20_скачать_20_этот_20_файл">
      <style:table-properties table:display="true" style:writing-mode="lr-tb"/>
    </style:style>
    <style:style style:name="ta3" style:family="table" style:master-page-name="PageStyle_5f_Тест-кейсы">
      <style:table-properties table:display="true" style:writing-mode="lr-tb"/>
    </style:style>
    <style:style style:name="ce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ackground-color="#f3f3f3" style:text-align-source="fix" style:repeat-content="false" fo:wrap-option="wrap" fo:border="none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203764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4" style:family="table-cell" style:parent-style-name="Default">
      <style:table-cell-properties fo:border-bottom="0.026cm solid #000000" style:diagonal-bl-tr="none" style:diagonal-tl-br="none" fo:border-left="0.026cm solid #000000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0.026cm solid #000000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none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0.026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26cm solid #000000" style:diagonal-bl-tr="none" style:diagonal-tl-br="none" fo:border-left="0.026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26cm solid #000000" fo:background-color="#203764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0.026cm solid #000000" loext:vertical-justify="auto" style:vertical-align="top"/>
      <style:paragraph-properties fo:text-align="center"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30" style:family="table-cell" style:parent-style-name="Default">
      <style:table-cell-properties fo:border-bottom="0.026cm solid #000000" fo:background-color="#203764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31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026cm solid #000000" style:text-align-source="fix" style:repeat-content="false" fo:wrap-option="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026cm solid #000000" style:text-align-source="fix" style:repeat-content="false" fo:wrap-option="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ff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026cm solid #000000" style:text-align-source="fix" style:repeat-content="false" fo:wrap-option="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4285f4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4285f4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ea4335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ea4335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fbbc04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fbbc04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34a853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34a853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6d01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46bdc6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00ff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026cm solid #000000" fo:background-color="#4285f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6d01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46bdc6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00ff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ff00ff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ff00ff"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c9daf8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00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4285f4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ea4335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bbc04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026cm solid #000000" fo:background-color="#4285f4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0.026cm solid #000000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75" style:family="table-cell" style:parent-style-name="Default">
      <style:table-cell-properties fo:background-color="#203764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fo:background-color="#203764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77" style:family="table-cell" style:parent-style-name="Default">
      <style:table-cell-properties fo:background-color="#203764" style:text-align-source="fix" style:repeat-content="false" fo:wrap-option="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0.026cm solid #000000" fo:background-color="#203764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0.026cm solid #000000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fo:border-bottom="0.026cm solid #000000" fo:background-color="#203764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>
      <style:table-cell-properties fo:border-bottom="0.026cm solid #000000" fo:background-color="#203764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0.026cm solid #000000" fo:background-color="#203764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203764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0.026cm solid #000000" fo:background-color="#bdd7ee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>
      <style:table-cell-properties fo:border-bottom="0.026cm solid #000000" style:diagonal-bl-tr="none" style:diagonal-tl-br="none" style:text-align-source="value-type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fo:border-bottom="0.026cm solid #000000" style:diagonal-bl-tr="none" style:diagonal-tl-br="none" style:text-align-source="value-type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ff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order-bottom="0.026cm solid #000000" style:diagonal-bl-tr="none" style:diagonal-tl-br="none" style:text-align-source="value-type" style:repeat-content="false" fo:wrap-option="wrap" fo:border-left="none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margin-left="0cm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fo:border-bottom="0.026cm solid #000000" fo:background-color="#20376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026cm solid #000000" fo:background-color="#203764" style:diagonal-bl-tr="none" style:diagonal-tl-br="none" style:text-align-source="fix" style:repeat-content="false" fo:wrap-option="wrap" fo:border-left="0.026cm solid #000000" style:direction="ltr" fo:border-right="none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none" fo:background-color="#203764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6411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6411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dd080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dd080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5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passed&quot;;&quot;failed&quot;)" table:allow-empty-cell="true" table:display-list="unsorted" table:base-cell-address="'Тест-кейсы'.J8">
          <table:error-message table:message-type="stop" table:display="true"/>
        </table:content-validation>
      </table:content-validations>
      <table:table table:name="Тест-кейсы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number-columns-repeated="1005" table:default-cell-style-name="Default"/>
        <table:table-row table:style-name="ro3">
          <table:table-cell table:style-name="ce2" table:number-columns-spanned="7" table:number-rows-spanned="5"/>
          <table:covered-table-cell table:number-columns-repeated="6"/>
          <table:table-cell table:style-name="ce74" office:value-type="string">
            <text:p>Провалено</text:p>
          </table:table-cell>
          <table:table-cell table:style-name="ce77"/>
          <table:table-cell table:style-name="ce83" table:formula="of:=COUNTIF([.J$8:.J$50];&quot;failed&quot;)" office:value-type="float" office:value="2">
            <text:p>2</text:p>
          </table:table-cell>
          <table:table-cell table:style-name="ce77"/>
          <table:table-cell table:style-name="ce83" table:formula="of:=COUNTIF([.L$8:.L$50];&quot;failed&quot;)" office:value-type="float" office:value="0">
            <text:p>0</text:p>
          </table:table-cell>
          <table:table-cell table:style-name="ce77"/>
          <table:table-cell table:style-name="ce83" table:formula="of:=COUNTIF([.N$8:.N$50];&quot;failed&quot;)" office:value-type="float" office:value="0">
            <text:p>0</text:p>
          </table:table-cell>
          <table:table-cell table:style-name="ce77"/>
          <table:table-cell table:style-name="ce83" table:formula="of:=COUNTIF([.P$8:.P$50];&quot;failed&quot;)" office:value-type="float" office:value="0">
            <text:p>0</text:p>
          </table:table-cell>
          <table:table-cell table:style-name="ce77"/>
          <table:table-cell table:style-name="ce83" table:formula="of:=COUNTIF([.R$8:.R$50];&quot;failed&quot;)" office:value-type="float" office:value="0">
            <text:p>0</text:p>
          </table:table-cell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3">
          <table:covered-table-cell table:number-columns-repeated="7"/>
          <table:table-cell table:style-name="ce74" office:value-type="string">
            <text:p>Пройденно</text:p>
          </table:table-cell>
          <table:table-cell table:style-name="ce77"/>
          <table:table-cell table:style-name="ce84" table:formula="of:=COUNTIF([.J$8:.J$51];&quot;passed&quot;)" office:value-type="float" office:value="10">
            <text:p>10</text:p>
          </table:table-cell>
          <table:table-cell table:style-name="ce77"/>
          <table:table-cell table:style-name="ce84" table:formula="of:=COUNTIF([.L$8:.L$51];&quot;passed&quot;)" office:value-type="float" office:value="0">
            <text:p>0</text:p>
          </table:table-cell>
          <table:table-cell table:style-name="ce77"/>
          <table:table-cell table:style-name="ce84" table:formula="of:=COUNTIF([.N$8:.N$51];&quot;passed&quot;)" office:value-type="float" office:value="0">
            <text:p>0</text:p>
          </table:table-cell>
          <table:table-cell table:style-name="ce77"/>
          <table:table-cell table:style-name="ce84" table:formula="of:=COUNTIF([.P$8:.P$51];&quot;passed&quot;)" office:value-type="float" office:value="0">
            <text:p>0</text:p>
          </table:table-cell>
          <table:table-cell table:style-name="ce77"/>
          <table:table-cell table:style-name="ce84" table:formula="of:=COUNTIF([.R$8:.R$51];&quot;passed&quot;)" office:value-type="float" office:value="0">
            <text:p>0</text:p>
          </table:table-cell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3">
          <table:covered-table-cell table:number-columns-repeated="7"/>
          <table:table-cell table:style-name="ce74" office:value-type="string">
            <text:p>Версия</text:p>
          </table:table-cell>
          <table:table-cell table:style-name="ce77"/>
          <table:table-cell table:style-name="ce5"/>
          <table:table-cell table:style-name="ce77"/>
          <table:table-cell table:style-name="ce5"/>
          <table:table-cell table:style-name="ce77"/>
          <table:table-cell table:style-name="ce5"/>
          <table:table-cell table:style-name="ce77"/>
          <table:table-cell table:style-name="ce5"/>
          <table:table-cell table:style-name="ce77"/>
          <table:table-cell table:style-name="ce5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3">
          <table:covered-table-cell table:number-columns-repeated="7"/>
          <table:table-cell table:style-name="ce74" office:value-type="string">
            <text:p>Дата</text:p>
          </table:table-cell>
          <table:table-cell table:style-name="ce77"/>
          <table:table-cell table:style-name="ce5"/>
          <table:table-cell table:style-name="ce77"/>
          <table:table-cell table:style-name="ce9"/>
          <table:table-cell table:style-name="ce77"/>
          <table:table-cell table:style-name="ce9"/>
          <table:table-cell table:style-name="ce77"/>
          <table:table-cell table:style-name="ce9"/>
          <table:table-cell table:style-name="ce77"/>
          <table:table-cell table:style-name="ce9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3">
          <table:covered-table-cell table:number-columns-repeated="7"/>
          <table:table-cell table:style-name="ce74" office:value-type="string">
            <text:p>Браузер</text:p>
          </table:table-cell>
          <table:table-cell table:style-name="ce77"/>
          <table:table-cell table:style-name="ce5" office:value-type="string">
            <text:p>Chrome</text:p>
          </table:table-cell>
          <table:table-cell table:style-name="ce77"/>
          <table:table-cell table:style-name="ce7" office:value-type="string">
            <text:p>Firefox</text:p>
          </table:table-cell>
          <table:table-cell table:style-name="ce77"/>
          <table:table-cell table:style-name="ce7" office:value-type="string">
            <text:p>Safari</text:p>
          </table:table-cell>
          <table:table-cell table:style-name="ce77"/>
          <table:table-cell table:style-name="ce7" office:value-type="string">
            <text:p>IE 11</text:p>
          </table:table-cell>
          <table:table-cell table:style-name="ce77"/>
          <table:table-cell table:style-name="ce7" office:value-type="string">
            <text:p>Opera</text:p>
          </table:table-cell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3">
          <table:table-cell table:style-name="ce3" office:value-type="string" table:number-columns-spanned="1" table:number-rows-spanned="2">
            <text:p>ID</text:p>
          </table:table-cell>
          <table:table-cell table:style-name="ce3" office:value-type="string" table:number-columns-spanned="1" table:number-rows-spanned="2">
            <text:p>Функциональная группа</text:p>
          </table:table-cell>
          <table:table-cell table:style-name="ce3" office:value-type="string" table:number-columns-spanned="1" table:number-rows-spanned="2">
            <text:p>Название теста</text:p>
          </table:table-cell>
          <table:table-cell table:style-name="ce29"/>
          <table:table-cell table:style-name="ce29" office:value-type="string" table:number-columns-spanned="2" table:number-rows-spanned="1">
            <text:p>Подход</text:p>
          </table:table-cell>
          <table:covered-table-cell table:style-name="ce69"/>
          <table:table-cell table:style-name="ce3" office:value-type="string" table:number-columns-spanned="1" table:number-rows-spanned="2">
            <text:p>BUG</text:p>
          </table:table-cell>
          <table:table-cell table:style-name="ce75"/>
          <table:table-cell table:style-name="ce78"/>
          <table:table-cell table:style-name="ce85" office:value-type="string" table:number-columns-spanned="1" table:number-rows-spanned="2">
            <text:p>Результат</text:p>
          </table:table-cell>
          <table:table-cell table:style-name="ce78"/>
          <table:table-cell table:style-name="ce85" office:value-type="string" table:number-columns-spanned="1" table:number-rows-spanned="2">
            <text:p>Результат</text:p>
          </table:table-cell>
          <table:table-cell table:style-name="ce78"/>
          <table:table-cell table:style-name="ce85" office:value-type="string" table:number-columns-spanned="1" table:number-rows-spanned="2">
            <text:p>Результат</text:p>
          </table:table-cell>
          <table:table-cell table:style-name="ce78"/>
          <table:table-cell table:style-name="ce85" office:value-type="string" table:number-columns-spanned="1" table:number-rows-spanned="2">
            <text:p>Результат</text:p>
          </table:table-cell>
          <table:table-cell table:style-name="ce78"/>
          <table:table-cell table:style-name="ce85" office:value-type="string" table:number-columns-spanned="1" table:number-rows-spanned="2">
            <text:p>Результат</text:p>
          </table:table-cell>
          <table:table-cell table:style-name="ce78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5">
          <table:covered-table-cell table:number-columns-repeated="3" table:style-name="ce4"/>
          <table:table-cell table:style-name="ce30" office:value-type="string">
            <text:p>Предусловие</text:p>
          </table:table-cell>
          <table:table-cell table:style-name="ce30" office:value-type="string">
            <text:p>Шаги</text:p>
          </table:table-cell>
          <table:table-cell table:style-name="ce30" office:value-type="string">
            <text:p>Ожидаемый результат</text:p>
          </table:table-cell>
          <table:covered-table-cell table:style-name="ce4"/>
          <table:table-cell table:style-name="ce76" office:value-type="string">
            <text:p>Приоритет</text:p>
          </table:table-cell>
          <table:table-cell table:style-name="ce79"/>
          <table:covered-table-cell table:style-name="ce4"/>
          <table:table-cell table:style-name="ce79"/>
          <table:covered-table-cell table:style-name="ce4"/>
          <table:table-cell table:style-name="ce79"/>
          <table:covered-table-cell table:style-name="ce4"/>
          <table:table-cell table:style-name="ce79"/>
          <table:covered-table-cell table:style-name="ce4"/>
          <table:table-cell table:style-name="ce79"/>
          <table:covered-table-cell table:style-name="ce4"/>
          <table:table-cell table:style-name="ce79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11" office:value-type="string" table:number-columns-spanned="1" table:number-rows-spanned="16">
            <text:p>регистрация</text:p>
          </table:table-cell>
          <table:table-cell table:style-name="ce19" office:value-type="string" table:number-columns-spanned="1" table:number-rows-spanned="4">
            <text:p>регистрация по кооректным данным</text:p>
          </table:table-cell>
          <table:table-cell table:style-name="ce31" office:value-type="string" table:number-columns-spanned="1" table:number-rows-spanned="4">
            <text:p>почистить кэш и куки, наличие телефона с действующим номером</text:p>
          </table:table-cell>
          <table:table-cell table:style-name="ce44" office:value-type="string">
            <text:p>перейти по ссылке http://test2.itcobra.ru </text:p>
          </table:table-cell>
          <table:table-cell table:style-name="ce44" office:value-type="string">
            <text:p>переход на страницу сайта</text:p>
          </table:table-cell>
          <table:table-cell table:style-name="ce71" table:number-columns-repeated="2"/>
          <table:table-cell table:style-name="ce80"/>
          <table:table-cell table:style-name="ce86" table:content-validation-name="val1" office:value-type="string">
            <text:p>passed</text:p>
          </table:table-cell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2">
            <text:p>2</text:p>
          </table:table-cell>
          <table:covered-table-cell table:number-columns-repeated="2" table:style-name="ce12"/>
          <table:covered-table-cell/>
          <table:table-cell table:style-name="ce44" office:value-type="string">
            <text:p>в верхнем левом углу нажать на кнопку “войти”</text:p>
          </table:table-cell>
          <table:table-cell table:style-name="ce44" office:value-type="string">
            <text:p>открылась вкладка “личный кабинет”</text:p>
          </table:table-cell>
          <table:table-cell table:style-name="ce36"/>
          <table:table-cell table:style-name="ce71"/>
          <table:table-cell table:style-name="ce80"/>
          <table:table-cell table:style-name="ce87" table:content-validation-name="val1" office:value-type="string">
            <text:p>failed</text:p>
          </table:table-cell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90"/>
          <table:table-cell table:style-name="ce93" table:number-columns-repeated="5"/>
          <table:table-cell table:style-name="ce95" table:number-columns-repeated="97"/>
          <table:table-cell table:style-name="ce9"/>
          <table:table-cell table:number-columns-repeated="902"/>
        </table:table-row>
        <table:table-row table:style-name="ro7">
          <table:table-cell table:style-name="ce5" office:value-type="float" office:value="3">
            <text:p>3</text:p>
          </table:table-cell>
          <table:covered-table-cell table:number-columns-repeated="2" table:style-name="ce12"/>
          <table:covered-table-cell/>
          <table:table-cell table:style-name="ce45" office:value-type="string">
            <text:p>внизу нажать кнопку “регистрация”</text:p>
          </table:table-cell>
          <table:table-cell table:style-name="ce44" office:value-type="string">
            <text:p>открылась страница регистрации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 office:value-type="string">
            <text:p>passed</text:p>
          </table:table-cell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90"/>
          <table:table-cell table:style-name="ce93" table:number-columns-repeated="5"/>
          <table:table-cell table:style-name="ce95" table:number-columns-repeated="97"/>
          <table:table-cell table:style-name="ce9"/>
          <table:table-cell table:number-columns-repeated="902"/>
        </table:table-row>
        <table:table-row table:style-name="ro8">
          <table:table-cell table:style-name="ce6" office:value-type="float" office:value="4">
            <text:p>4</text:p>
          </table:table-cell>
          <table:covered-table-cell table:style-name="ce12"/>
          <table:covered-table-cell table:style-name="ce4"/>
          <table:covered-table-cell table:style-name="ce32"/>
          <table:table-cell table:style-name="ce44" office:value-type="string">
            <text:p>ввести корректные данные, поставить галочку в поле “я согласен”, нажать кнопку “зарегистрироваться”</text:p>
          </table:table-cell>
          <table:table-cell table:style-name="ce45" office:value-type="string">
            <text:p>произошла регистрация</text:p>
          </table:table-cell>
          <table:table-cell table:style-name="ce72"/>
          <table:table-cell table:style-name="ce71"/>
          <table:table-cell table:style-name="ce81"/>
          <table:table-cell table:style-name="ce86" table:content-validation-name="val1" office:value-type="string">
            <text:p>passed</text:p>
          </table:table-cell>
          <table:table-cell table:style-name="ce81"/>
          <table:table-cell table:style-name="ce89" table:content-validation-name="val1"/>
          <table:table-cell table:style-name="ce81"/>
          <table:table-cell table:style-name="ce89" table:content-validation-name="val1"/>
          <table:table-cell table:style-name="ce81"/>
          <table:table-cell table:style-name="ce89" table:content-validation-name="val1"/>
          <table:table-cell table:style-name="ce81"/>
          <table:table-cell table:style-name="ce89" table:content-validation-name="val1"/>
          <table:table-cell table:style-name="ce91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/>
          <table:table-cell table:style-name="ce93"/>
          <table:table-cell table:style-name="ce94" table:number-columns-repeated="4"/>
          <table:table-cell table:style-name="ce96"/>
          <table:table-cell table:style-name="ce94"/>
          <table:table-cell table:style-name="ce98" table:number-columns-repeated="4"/>
          <table:table-cell table:style-name="ce99"/>
          <table:table-cell table:number-columns-repeated="902"/>
        </table:table-row>
        <table:table-row table:style-name="ro7">
          <table:table-cell table:style-name="ce7" office:value-type="float" office:value="5">
            <text:p>5</text:p>
          </table:table-cell>
          <table:covered-table-cell table:style-name="ce12"/>
          <table:table-cell table:style-name="ce20" office:value-type="string" table:number-columns-spanned="1" table:number-rows-spanned="4">
            <text:p>регистрация по некорректному электронному адресу</text:p>
          </table:table-cell>
          <table:table-cell table:style-name="ce33" office:value-type="string" table:number-columns-spanned="1" table:number-rows-spanned="4">
            <text:p>почистить кэш и куки</text:p>
          </table:table-cell>
          <table:table-cell table:style-name="ce46" office:value-type="string">
            <text:p>перейти по ссылке http://test2.itcobra.ru </text:p>
          </table:table-cell>
          <table:table-cell table:style-name="ce46" office:value-type="string">
            <text:p>переход на страницу сайта</text:p>
          </table:table-cell>
          <table:table-cell table:style-name="ce73"/>
          <table:table-cell table:style-name="ce71"/>
          <table:table-cell table:style-name="ce80"/>
          <table:table-cell table:style-name="ce86" table:content-validation-name="val1" office:value-type="string">
            <text:p>passed</text:p>
          </table:table-cell>
          <table:table-cell table:style-name="ce80"/>
          <table:table-cell table:style-name="ce89" table:content-validation-name="val1"/>
          <table:table-cell table:style-name="ce80"/>
          <table:table-cell table:style-name="ce89" table:content-validation-name="val1"/>
          <table:table-cell table:style-name="ce80"/>
          <table:table-cell table:style-name="ce89" table:content-validation-name="val1"/>
          <table:table-cell table:style-name="ce80"/>
          <table:table-cell table:style-name="ce89" table:content-validation-name="val1"/>
          <table:table-cell table:style-name="ce90"/>
          <table:table-cell table:style-name="ce93" table:number-columns-repeated="5"/>
          <table:table-cell table:style-name="ce95" table:number-columns-repeated="97"/>
          <table:table-cell table:style-name="ce9"/>
          <table:table-cell table:number-columns-repeated="902"/>
        </table:table-row>
        <table:table-row table:style-name="ro7">
          <table:table-cell table:style-name="ce5" office:value-type="float" office:value="6">
            <text:p>6</text:p>
          </table:table-cell>
          <table:covered-table-cell table:number-columns-repeated="2" table:style-name="ce12"/>
          <table:covered-table-cell/>
          <table:table-cell table:style-name="ce46" office:value-type="string">
            <text:p>в верхнем левом углу нажать на кнопку “войти”</text:p>
          </table:table-cell>
          <table:table-cell table:style-name="ce46" office:value-type="string">
            <text:p>открылась вкладка “личный кабинет”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 office:value-type="string">
            <text:p>passed</text:p>
          </table:table-cell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90"/>
          <table:table-cell table:style-name="ce93" table:number-columns-repeated="5"/>
          <table:table-cell table:style-name="ce95" table:number-columns-repeated="97"/>
          <table:table-cell table:style-name="ce9"/>
          <table:table-cell table:number-columns-repeated="902"/>
        </table:table-row>
        <table:table-row table:style-name="ro7">
          <table:table-cell table:style-name="ce5" office:value-type="float" office:value="7">
            <text:p>7</text:p>
          </table:table-cell>
          <table:covered-table-cell table:number-columns-repeated="2" table:style-name="ce12"/>
          <table:covered-table-cell/>
          <table:table-cell table:style-name="ce47" office:value-type="string">
            <text:p>внизу нажать кнопку “регистрация”</text:p>
          </table:table-cell>
          <table:table-cell table:style-name="ce46" office:value-type="string">
            <text:p>открылась страница регистрации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 office:value-type="string">
            <text:p>passed</text:p>
          </table:table-cell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90"/>
          <table:table-cell table:style-name="ce93" table:number-columns-repeated="5"/>
          <table:table-cell table:style-name="ce95" table:number-columns-repeated="97"/>
          <table:table-cell table:style-name="ce9"/>
          <table:table-cell table:number-columns-repeated="902"/>
        </table:table-row>
        <table:table-row table:style-name="ro9">
          <table:table-cell table:style-name="ce5" office:value-type="float" office:value="8">
            <text:p>8</text:p>
          </table:table-cell>
          <table:covered-table-cell table:style-name="ce12"/>
          <table:covered-table-cell table:style-name="ce4"/>
          <table:covered-table-cell table:style-name="ce32"/>
          <table:table-cell table:style-name="ce46" office:value-type="string">
            <text:p>в строке “E-mail” ввести некорректный адрес, поставить галочку в поле “я согласен”</text:p>
          </table:table-cell>
          <table:table-cell table:style-name="ce46" office:value-type="string">
            <text:p>появляется сообщение “Неверный формат”. регистрация отклонена</text:p>
          </table:table-cell>
          <table:table-cell table:style-name="ce36"/>
          <table:table-cell table:style-name="ce71"/>
          <table:table-cell table:style-name="ce80"/>
          <table:table-cell table:style-name="ce87" table:content-validation-name="val1" office:value-type="string">
            <text:p>failed</text:p>
          </table:table-cell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90"/>
          <table:table-cell table:style-name="ce93" table:number-columns-repeated="5"/>
          <table:table-cell table:style-name="ce95" table:number-columns-repeated="97"/>
          <table:table-cell table:style-name="ce9"/>
          <table:table-cell table:number-columns-repeated="902"/>
        </table:table-row>
        <table:table-row table:style-name="ro7">
          <table:table-cell table:style-name="ce5" office:value-type="float" office:value="9">
            <text:p>9</text:p>
          </table:table-cell>
          <table:covered-table-cell table:style-name="ce12"/>
          <table:table-cell table:style-name="ce21" office:value-type="string" table:number-columns-spanned="1" table:number-rows-spanned="4">
            <text:p>регистрация по некорректному номеру телефона</text:p>
          </table:table-cell>
          <table:table-cell table:style-name="ce33" office:value-type="string" table:number-columns-spanned="1" table:number-rows-spanned="4">
            <text:p>почистить кэш и куки</text:p>
          </table:table-cell>
          <table:table-cell table:style-name="ce48" office:value-type="string">
            <text:p>перейти по ссылке http://test2.itcobra.ru </text:p>
          </table:table-cell>
          <table:table-cell table:style-name="ce48" office:value-type="string">
            <text:p>переход на страницу сайта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 office:value-type="string">
            <text:p>passed</text:p>
          </table:table-cell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10">
            <text:p>10</text:p>
          </table:table-cell>
          <table:covered-table-cell table:style-name="ce12"/>
          <table:covered-table-cell table:style-name="ce14"/>
          <table:covered-table-cell/>
          <table:table-cell table:style-name="ce48" office:value-type="string">
            <text:p>в верхнем левом углу нажать на кнопку “войти”</text:p>
          </table:table-cell>
          <table:table-cell table:style-name="ce48" office:value-type="string">
            <text:p>открылась вкладка “личный кабинет”</text:p>
          </table:table-cell>
          <table:table-cell table:style-name="ce5"/>
          <table:table-cell table:style-name="ce71"/>
          <table:table-cell table:style-name="ce80"/>
          <table:table-cell table:style-name="ce86" table:content-validation-name="val1" office:value-type="string">
            <text:p>passed</text:p>
          </table:table-cell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11">
            <text:p>11</text:p>
          </table:table-cell>
          <table:covered-table-cell table:style-name="ce12"/>
          <table:covered-table-cell table:style-name="ce14"/>
          <table:covered-table-cell/>
          <table:table-cell table:style-name="ce49" office:value-type="string">
            <text:p>внизу нажать кнопку “регистрация”</text:p>
          </table:table-cell>
          <table:table-cell table:style-name="ce48" office:value-type="string">
            <text:p>открылась страница регистрации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 office:value-type="string">
            <text:p>passed</text:p>
          </table:table-cell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9">
          <table:table-cell table:style-name="ce5" office:value-type="float" office:value="12">
            <text:p>12</text:p>
          </table:table-cell>
          <table:covered-table-cell table:style-name="ce12"/>
          <table:covered-table-cell table:style-name="ce15"/>
          <table:covered-table-cell table:style-name="ce32"/>
          <table:table-cell table:style-name="ce48" office:value-type="string">
            <text:p>в поле “телефон” ввести некорректный номер, поставит галочку в поле “я согласен”</text:p>
          </table:table-cell>
          <table:table-cell table:style-name="ce48" office:value-type="string">
            <text:p>появляется сообщение “Неверный формат”. регистрация отклонена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 office:value-type="string">
            <text:p>passed</text:p>
          </table:table-cell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13">
            <text:p>13</text:p>
          </table:table-cell>
          <table:covered-table-cell table:style-name="ce12"/>
          <table:table-cell table:style-name="ce22" office:value-type="string" table:number-columns-spanned="1" table:number-rows-spanned="4">
            <text:p>регистрация с пустыми полями</text:p>
          </table:table-cell>
          <table:table-cell table:style-name="ce33" office:value-type="string" table:number-columns-spanned="1" table:number-rows-spanned="4">
            <text:p>почистить кэш и куки</text:p>
          </table:table-cell>
          <table:table-cell table:style-name="ce50" office:value-type="string">
            <text:p>перейти по ссылке http://test2.itcobra.ru </text:p>
          </table:table-cell>
          <table:table-cell table:style-name="ce50" office:value-type="string">
            <text:p>переход на страницу сайта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14">
            <text:p>14</text:p>
          </table:table-cell>
          <table:covered-table-cell table:style-name="ce12"/>
          <table:covered-table-cell table:style-name="ce14"/>
          <table:covered-table-cell/>
          <table:table-cell table:style-name="ce50" office:value-type="string">
            <text:p>в верхнем левом углу нажать на кнопку “войти”</text:p>
          </table:table-cell>
          <table:table-cell table:style-name="ce50" office:value-type="string">
            <text:p>открылась вкладка “личный кабинет”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15">
            <text:p>15</text:p>
          </table:table-cell>
          <table:covered-table-cell table:style-name="ce12"/>
          <table:covered-table-cell table:style-name="ce14"/>
          <table:covered-table-cell/>
          <table:table-cell table:style-name="ce51" office:value-type="string">
            <text:p>внизу нажать кнопку “регистрация”</text:p>
          </table:table-cell>
          <table:table-cell table:style-name="ce50" office:value-type="string">
            <text:p>открылась страница регистрации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8">
          <table:table-cell table:style-name="ce5" office:value-type="float" office:value="16">
            <text:p>16</text:p>
          </table:table-cell>
          <table:covered-table-cell table:style-name="ce4"/>
          <table:covered-table-cell table:style-name="ce15"/>
          <table:covered-table-cell table:style-name="ce32"/>
          <table:table-cell table:style-name="ce50" office:value-type="string">
            <text:p>поля не заполнять, поставить галочку в поле “я согласен”</text:p>
          </table:table-cell>
          <table:table-cell table:style-name="ce50" office:value-type="string">
            <text:p>регистрация отклонена, у всех полей появляется сообщение “Неверный формат”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17">
            <text:p>17</text:p>
          </table:table-cell>
          <table:table-cell table:style-name="ce13" office:value-type="string" table:number-columns-spanned="1" table:number-rows-spanned="12">
            <text:p>авторизация</text:p>
          </table:table-cell>
          <table:table-cell table:style-name="ce23" office:value-type="string" table:number-columns-spanned="1" table:number-rows-spanned="3">
            <text:p>авторизация по корректным данным</text:p>
          </table:table-cell>
          <table:table-cell table:style-name="ce34" office:value-type="string" table:number-columns-spanned="1" table:number-rows-spanned="3">
            <text:p><text:a xlink:href="http://test2.itcobra.ru/">зарегистрироваться на сайте http://test2.itcobra.ru</text:a></text:p>
          </table:table-cell>
          <table:table-cell table:style-name="ce52" office:value-type="string">
            <text:p>перейти по ссылке http://test2.itcobra.ru</text:p>
          </table:table-cell>
          <table:table-cell table:style-name="ce52" office:value-type="string">
            <text:p>переход на страницу сайта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18">
            <text:p>18</text:p>
          </table:table-cell>
          <table:covered-table-cell table:number-columns-repeated="2" table:style-name="ce14"/>
          <table:covered-table-cell/>
          <table:table-cell table:style-name="ce52" office:value-type="string">
            <text:p>в верхнем левом углу нажать на кнопку “войти”</text:p>
          </table:table-cell>
          <table:table-cell table:style-name="ce52" office:value-type="string">
            <text:p>открылась вкладка “личный кабинет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19">
            <text:p>19</text:p>
          </table:table-cell>
          <table:covered-table-cell table:style-name="ce14"/>
          <table:covered-table-cell table:style-name="ce15"/>
          <table:covered-table-cell table:style-name="ce32"/>
          <table:table-cell table:style-name="ce52" office:value-type="string">
            <text:p>ввести корректный логин и пароль нажать кнопку “войти”</text:p>
          </table:table-cell>
          <table:table-cell table:style-name="ce52" office:value-type="string">
            <text:p>вход на главную страницу сайта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20">
            <text:p>20</text:p>
          </table:table-cell>
          <table:covered-table-cell table:style-name="ce14"/>
          <table:table-cell table:style-name="ce23" office:value-type="string" table:number-columns-spanned="1" table:number-rows-spanned="3">
            <text:p>авторизация по некорректному логину</text:p>
          </table:table-cell>
          <table:table-cell table:style-name="ce35" office:value-type="string" table:number-columns-spanned="1" table:number-rows-spanned="3">
            <text:p>зарегистрироваться на сайте http://test2.itcobra.ru</text:p>
          </table:table-cell>
          <table:table-cell table:style-name="ce53" office:value-type="string">
            <text:p>перейти по ссылке http://test2.itcobra.ru</text:p>
          </table:table-cell>
          <table:table-cell table:style-name="ce53" office:value-type="string">
            <text:p>переход на страницу сайта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21">
            <text:p>21</text:p>
          </table:table-cell>
          <table:covered-table-cell table:number-columns-repeated="2" table:style-name="ce14"/>
          <table:covered-table-cell/>
          <table:table-cell table:style-name="ce53" office:value-type="string">
            <text:p>в верхнем левом углу нажать на кнопку “войти”</text:p>
          </table:table-cell>
          <table:table-cell table:style-name="ce53" office:value-type="string">
            <text:p>открылась вкладка “личный кабинет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8">
          <table:table-cell table:style-name="ce5" office:value-type="float" office:value="22">
            <text:p>22</text:p>
          </table:table-cell>
          <table:covered-table-cell table:style-name="ce14"/>
          <table:covered-table-cell table:style-name="ce15"/>
          <table:covered-table-cell table:style-name="ce32"/>
          <table:table-cell table:style-name="ce53" office:value-type="string">
            <text:p>ввести некорректный логин, ввести корректный пароль, нажать кнопку вход</text:p>
          </table:table-cell>
          <table:table-cell table:style-name="ce53" office:value-type="string">
            <text:p>вход не осуществлен, появилась надпись “Неверный логин или пароль.”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23">
            <text:p>23</text:p>
          </table:table-cell>
          <table:covered-table-cell table:style-name="ce14"/>
          <table:table-cell table:style-name="ce23" office:value-type="string" table:number-columns-spanned="1" table:number-rows-spanned="3">
            <text:p>авторизация по некорректному паролю</text:p>
          </table:table-cell>
          <table:table-cell table:style-name="ce35" office:value-type="string" table:number-columns-spanned="1" table:number-rows-spanned="3">
            <text:p>зарегистрироваться на сайте http://test2.itcobra.ru</text:p>
          </table:table-cell>
          <table:table-cell table:style-name="ce54" office:value-type="string">
            <text:p>перейти по ссылке http://test2.itcobra.ru</text:p>
          </table:table-cell>
          <table:table-cell table:style-name="ce54" office:value-type="string">
            <text:p>переход на страницу сайта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24">
            <text:p>24</text:p>
          </table:table-cell>
          <table:covered-table-cell table:number-columns-repeated="2" table:style-name="ce14"/>
          <table:covered-table-cell/>
          <table:table-cell table:style-name="ce54" office:value-type="string">
            <text:p>в верхнем левом углу нажать на кнопку “войти”</text:p>
          </table:table-cell>
          <table:table-cell table:style-name="ce54" office:value-type="string">
            <text:p>открылась вкладка “личный кабинет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8">
          <table:table-cell table:style-name="ce5" office:value-type="float" office:value="25">
            <text:p>25</text:p>
          </table:table-cell>
          <table:covered-table-cell table:style-name="ce14"/>
          <table:covered-table-cell table:style-name="ce15"/>
          <table:covered-table-cell table:style-name="ce32"/>
          <table:table-cell table:style-name="ce54" office:value-type="string">
            <text:p>ввести некорректный пароль, ввести корректный логин, нажать кнопку вход</text:p>
          </table:table-cell>
          <table:table-cell table:style-name="ce54" office:value-type="string">
            <text:p>вход не осуществлен, появилась надпись “Неверный логин или пароль.”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26">
            <text:p>26</text:p>
          </table:table-cell>
          <table:covered-table-cell table:style-name="ce14"/>
          <table:table-cell table:style-name="ce22" office:value-type="string" table:number-columns-spanned="1" table:number-rows-spanned="3">
            <text:p>авторизация с пустыми полями</text:p>
          </table:table-cell>
          <table:table-cell table:style-name="ce35" office:value-type="string" table:number-columns-spanned="1" table:number-rows-spanned="3">
            <text:p>зарегистрироваться на сайте http://test2.itcobra.ru</text:p>
          </table:table-cell>
          <table:table-cell table:style-name="ce44" office:value-type="string">
            <text:p>перейти по ссылке http://test2.itcobra.ru</text:p>
          </table:table-cell>
          <table:table-cell table:style-name="ce44" office:value-type="string">
            <text:p>переход на страницу сайта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27">
            <text:p>27</text:p>
          </table:table-cell>
          <table:covered-table-cell table:number-columns-repeated="2" table:style-name="ce14"/>
          <table:covered-table-cell/>
          <table:table-cell table:style-name="ce44" office:value-type="string">
            <text:p>в верхнем левом углу нажать на кнопку “войти”</text:p>
          </table:table-cell>
          <table:table-cell table:style-name="ce44" office:value-type="string">
            <text:p>открылась вкладка “личный кабинет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10">
          <table:table-cell table:style-name="ce5" office:value-type="float" office:value="28">
            <text:p>28</text:p>
          </table:table-cell>
          <table:covered-table-cell table:number-columns-repeated="2" table:style-name="ce15"/>
          <table:covered-table-cell table:style-name="ce32"/>
          <table:table-cell table:style-name="ce55" office:value-type="string">
            <text:p>поля для ввода оставить пустыми, нажать кнопку "вход"</text:p>
          </table:table-cell>
          <table:table-cell table:style-name="ce70" office:value-type="string">
            <text:p>вход не осуществлен, пооявляется надпись "заполните это поле"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29">
            <text:p>29</text:p>
          </table:table-cell>
          <table:table-cell table:style-name="ce16" office:value-type="string" table:number-columns-spanned="1" table:number-rows-spanned="2">
            <text:p>проверка иконок “Оставайтесь на связи”</text:p>
          </table:table-cell>
          <table:table-cell table:style-name="ce23" office:value-type="string" table:number-columns-spanned="1" table:number-rows-spanned="2">
            <text:p>переход на выбранный сайт</text:p>
          </table:table-cell>
          <table:table-cell table:style-name="ce22" table:number-columns-spanned="1" table:number-rows-spanned="2"/>
          <table:table-cell table:style-name="ce46" office:value-type="string">
            <text:p>перейти по ссылке http://test2.itcobra.ru</text:p>
          </table:table-cell>
          <table:table-cell table:style-name="ce46" office:value-type="string">
            <text:p>переход на страницу сайта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9">
          <table:table-cell table:style-name="ce5" office:value-type="float" office:value="31">
            <text:p>31</text:p>
          </table:table-cell>
          <table:covered-table-cell table:number-columns-repeated="3" table:style-name="ce15"/>
          <table:table-cell table:style-name="ce46" office:value-type="string">
            <text:p>опуститься вниз страницы до уровня “оставайтесь на связи” и нажать на любую иконку</text:p>
          </table:table-cell>
          <table:table-cell table:style-name="ce46" office:value-type="string">
            <text:p>открывается страница выбранного сайта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32">
            <text:p>32</text:p>
          </table:table-cell>
          <table:table-cell table:style-name="ce16" office:value-type="string" table:number-columns-spanned="1" table:number-rows-spanned="8">
            <text:p>проверка функционала кнопки “о компании”</text:p>
          </table:table-cell>
          <table:table-cell table:style-name="ce23" office:value-type="string" table:number-columns-spanned="1" table:number-rows-spanned="8">
            <text:p>“о компании”</text:p>
          </table:table-cell>
          <table:table-cell table:style-name="ce36" table:number-columns-spanned="1" table:number-rows-spanned="8"/>
          <table:table-cell table:style-name="ce48" office:value-type="string">
            <text:p>перейти по ссылке http://test2.itcobra.ru</text:p>
          </table:table-cell>
          <table:table-cell table:style-name="ce48" office:value-type="string">
            <text:p>переход на страницу сайта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9">
          <table:table-cell table:style-name="ce5" office:value-type="float" office:value="33">
            <text:p>33</text:p>
          </table:table-cell>
          <table:covered-table-cell table:number-columns-repeated="3" table:style-name="ce14"/>
          <table:table-cell table:style-name="ce48" office:value-type="string">
            <text:p>в правом верхнем углу навести курсор мыши на кнопку “”о компании”</text:p>
          </table:table-cell>
          <table:table-cell table:style-name="ce48" office:value-type="string">
            <text:p>появляется всплывающее окно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5" office:value-type="float" office:value="34">
            <text:p>34</text:p>
          </table:table-cell>
          <table:covered-table-cell table:number-columns-repeated="3" table:style-name="ce14"/>
          <table:table-cell table:style-name="ce49" office:value-type="string">
            <text:p>нажать на кнопку “новости”</text:p>
          </table:table-cell>
          <table:table-cell table:style-name="ce48" office:value-type="string">
            <text:p>переход на страницу новостей</text:p>
          </table:table-cell>
          <table:table-cell table:style-name="ce36"/>
          <table:table-cell table:style-name="ce7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6" table:content-validation-name="val1"/>
          <table:table-cell table:style-name="ce80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35">
            <text:p>35</text:p>
          </table:table-cell>
          <table:covered-table-cell table:number-columns-repeated="3" table:style-name="ce14"/>
          <table:table-cell table:style-name="ce49" office:value-type="string">
            <text:p>нажать на кнопку “сотрудники”</text:p>
          </table:table-cell>
          <table:table-cell table:style-name="ce48" office:value-type="string">
            <text:p>переход на страницу сотрудников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92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36">
            <text:p>36</text:p>
          </table:table-cell>
          <table:covered-table-cell table:number-columns-repeated="3" table:style-name="ce14"/>
          <table:table-cell table:style-name="ce49" office:value-type="string">
            <text:p>нажать на кнопку “вакансии”</text:p>
          </table:table-cell>
          <table:table-cell table:style-name="ce48" office:value-type="string">
            <text:p>переход на страницу вакансий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37">
            <text:p>37</text:p>
          </table:table-cell>
          <table:covered-table-cell table:number-columns-repeated="3" table:style-name="ce14"/>
          <table:table-cell table:style-name="ce49" office:value-type="string">
            <text:p>нажать на кнопку “отзывы”</text:p>
          </table:table-cell>
          <table:table-cell table:style-name="ce48" office:value-type="string">
            <text:p>переход на страницу отзывов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38">
            <text:p>38</text:p>
          </table:table-cell>
          <table:covered-table-cell table:number-columns-repeated="3" table:style-name="ce14"/>
          <table:table-cell table:style-name="ce49" office:value-type="string">
            <text:p>нажать на кнопку “лицензии”</text:p>
          </table:table-cell>
          <table:table-cell table:style-name="ce48" office:value-type="string">
            <text:p>переход на страницу лицензий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39">
            <text:p>39</text:p>
          </table:table-cell>
          <table:covered-table-cell table:number-columns-repeated="3" table:style-name="ce15"/>
          <table:table-cell table:style-name="ce49" office:value-type="string">
            <text:p>нажать на кнопку “политика”</text:p>
          </table:table-cell>
          <table:table-cell table:style-name="ce48" office:value-type="string">
            <text:p>переход на страницу политики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40">
            <text:p>40</text:p>
          </table:table-cell>
          <table:table-cell table:style-name="ce16" office:value-type="string" table:number-columns-spanned="1" table:number-rows-spanned="8">
            <text:p>проверка функционала кнопки “услуги”</text:p>
          </table:table-cell>
          <table:table-cell table:style-name="ce23" office:value-type="string" table:number-columns-spanned="1" table:number-rows-spanned="8">
            <text:p>“услуги”</text:p>
          </table:table-cell>
          <table:table-cell table:style-name="ce7" table:number-columns-spanned="1" table:number-rows-spanned="8"/>
          <table:table-cell table:style-name="ce50" office:value-type="string">
            <text:p>перейти по ссылке http://test2.itcobra.ru</text:p>
          </table:table-cell>
          <table:table-cell table:style-name="ce50" office:value-type="string">
            <text:p>переход на страницу сайта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41">
            <text:p>41</text:p>
          </table:table-cell>
          <table:covered-table-cell table:number-columns-repeated="2" table:style-name="ce14"/>
          <table:covered-table-cell table:style-name="ce12"/>
          <table:table-cell table:style-name="ce50" office:value-type="string">
            <text:p>вверху навести курсор мыши на кнопку “услуги”</text:p>
          </table:table-cell>
          <table:table-cell table:style-name="ce50" office:value-type="string">
            <text:p>появляется всплывающее окно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9">
          <table:table-cell table:style-name="ce7" office:value-type="float" office:value="42">
            <text:p>42</text:p>
          </table:table-cell>
          <table:covered-table-cell table:number-columns-repeated="2" table:style-name="ce14"/>
          <table:covered-table-cell table:style-name="ce12"/>
          <table:table-cell table:style-name="ce50" office:value-type="string">
            <text:p>нажать на кнопку “установка и настройка бытовой техники”</text:p>
          </table:table-cell>
          <table:table-cell table:style-name="ce50" office:value-type="string">
            <text:p>переход на страницу установки бытовой техники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43">
            <text:p>43</text:p>
          </table:table-cell>
          <table:covered-table-cell table:number-columns-repeated="2" table:style-name="ce14"/>
          <table:covered-table-cell table:style-name="ce12"/>
          <table:table-cell table:style-name="ce50" office:value-type="string">
            <text:p>нажать на кнопку “установка сантехники</text:p>
          </table:table-cell>
          <table:table-cell table:style-name="ce50" office:value-type="string">
            <text:p>переход на страницу установки сантехники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44">
            <text:p>44</text:p>
          </table:table-cell>
          <table:covered-table-cell table:number-columns-repeated="2" table:style-name="ce14"/>
          <table:covered-table-cell table:style-name="ce12"/>
          <table:table-cell table:style-name="ce50" office:value-type="string">
            <text:p>нажать на кнопку “страхование покупки”</text:p>
          </table:table-cell>
          <table:table-cell table:style-name="ce50" office:value-type="string">
            <text:p>переход на страницу страхования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45">
            <text:p>45</text:p>
          </table:table-cell>
          <table:covered-table-cell table:number-columns-repeated="2" table:style-name="ce14"/>
          <table:covered-table-cell table:style-name="ce12"/>
          <table:table-cell table:style-name="ce50" office:value-type="string">
            <text:p>нажать на кнопку “настройки компьютера”</text:p>
          </table:table-cell>
          <table:table-cell table:style-name="ce50" office:value-type="string">
            <text:p>переход на страницу настройки компьютера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9">
          <table:table-cell table:style-name="ce7" office:value-type="float" office:value="46">
            <text:p>46</text:p>
          </table:table-cell>
          <table:covered-table-cell table:number-columns-repeated="2" table:style-name="ce14"/>
          <table:covered-table-cell table:style-name="ce12"/>
          <table:table-cell table:style-name="ce50" office:value-type="string">
            <text:p>нажать на кнопку “установка автомобильной техники”</text:p>
          </table:table-cell>
          <table:table-cell table:style-name="ce50" office:value-type="string">
            <text:p>переход на страницу установки автомобильной техники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9">
          <table:table-cell table:style-name="ce7" office:value-type="float" office:value="47">
            <text:p>47</text:p>
          </table:table-cell>
          <table:covered-table-cell table:number-columns-repeated="2" table:style-name="ce15"/>
          <table:covered-table-cell table:style-name="ce4"/>
          <table:table-cell table:style-name="ce50" office:value-type="string">
            <text:p>нажать на кнопку “электромонтажные работы”</text:p>
          </table:table-cell>
          <table:table-cell table:style-name="ce50" office:value-type="string">
            <text:p>переход на страницу установки электромонтажных работ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48">
            <text:p>48</text:p>
          </table:table-cell>
          <table:table-cell table:style-name="ce11" office:value-type="string" table:number-columns-spanned="1" table:number-rows-spanned="20">
            <text:p>корзина</text:p>
          </table:table-cell>
          <table:table-cell table:style-name="ce24" office:value-type="string" table:number-columns-spanned="1" table:number-rows-spanned="4">
            <text:p>добавление товара в корзину</text:p>
          </table:table-cell>
          <table:table-cell table:style-name="ce37" table:number-columns-spanned="1" table:number-rows-spanned="4"/>
          <table:table-cell table:style-name="ce52" office:value-type="string">
            <text:p>перейти по ссылке http://test2.itcobra.ru</text:p>
          </table:table-cell>
          <table:table-cell table:style-name="ce52" office:value-type="string">
            <text:p>переход на страницу сайта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11">
          <table:table-cell table:style-name="ce7" office:value-type="float" office:value="49">
            <text:p>49</text:p>
          </table:table-cell>
          <table:covered-table-cell table:style-name="ce12"/>
          <table:covered-table-cell table:style-name="ce25"/>
          <table:covered-table-cell table:style-name="ce14"/>
          <table:table-cell table:style-name="ce56" office:value-type="string">
            <text:p>нажать на кнопку "каталог"</text:p>
          </table:table-cell>
          <table:table-cell table:style-name="ce56" office:value-type="string">
            <text:p>переход на страницу каталога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11">
          <table:table-cell table:style-name="ce7" office:value-type="float" office:value="50">
            <text:p>50</text:p>
          </table:table-cell>
          <table:covered-table-cell table:style-name="ce12"/>
          <table:covered-table-cell table:style-name="ce25"/>
          <table:covered-table-cell table:style-name="ce14"/>
          <table:table-cell table:style-name="ce56" office:value-type="string">
            <text:p>нажать на кнопку категории любого тавара</text:p>
          </table:table-cell>
          <table:table-cell table:style-name="ce56" office:value-type="string">
            <text:p>открылась страница тавара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12">
          <table:table-cell table:style-name="ce7" office:value-type="float" office:value="51">
            <text:p>51</text:p>
          </table:table-cell>
          <table:covered-table-cell table:style-name="ce12"/>
          <table:covered-table-cell table:style-name="ce26"/>
          <table:covered-table-cell table:style-name="ce15"/>
          <table:table-cell table:style-name="ce56" office:value-type="string">
            <text:p>навести курсор мыши на любой товар, нажать кнопку "в корзину"</text:p>
          </table:table-cell>
          <table:table-cell table:style-name="ce56" office:value-type="string">
            <text:p>высвечивается надпись "в корзине" зеленым цветом, появляется окно "корзина" с выбранным таваром </text:p>
          </table:table-cell>
          <table:table-cell table:style-name="ce7"/>
          <table:table-cell table:style-name="ce7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82"/>
          <table:table-cell table:style-name="ce88" table:content-validation-name="val1"/>
          <table:table-cell table:style-name="ce77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52">
            <text:p>52</text:p>
          </table:table-cell>
          <table:covered-table-cell table:style-name="ce12"/>
          <table:table-cell table:style-name="ce27" office:value-type="string" table:number-columns-spanned="1" table:number-rows-spanned="3">
            <text:p>удаление товара из корзины</text:p>
          </table:table-cell>
          <table:table-cell table:style-name="ce27" table:number-columns-spanned="1" table:number-rows-spanned="3"/>
          <table:table-cell table:style-name="ce53" office:value-type="string">
            <text:p>перейти по ссылке http://test2.itcobra.ru</text:p>
          </table:table-cell>
          <table:table-cell table:style-name="ce53" office:value-type="string">
            <text:p>переход на страницу сайта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11">
          <table:table-cell table:style-name="ce7" office:value-type="float" office:value="53">
            <text:p>53</text:p>
          </table:table-cell>
          <table:covered-table-cell table:style-name="ce12"/>
          <table:covered-table-cell table:number-columns-repeated="2"/>
          <table:table-cell table:style-name="ce57" office:value-type="string">
            <text:p>с правой стороны нажать на иконку "корзина"</text:p>
          </table:table-cell>
          <table:table-cell table:style-name="ce57" office:value-type="string">
            <text:p>появляется окно "корзина"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10">
          <table:table-cell table:style-name="ce7" office:value-type="float" office:value="54">
            <text:p>54</text:p>
          </table:table-cell>
          <table:covered-table-cell table:style-name="ce12"/>
          <table:covered-table-cell table:number-columns-repeated="2"/>
          <table:table-cell table:style-name="ce57" office:value-type="string">
            <text:p>в правом верхнем углу нажать кнопку "очистить"</text:p>
          </table:table-cell>
          <table:table-cell table:style-name="ce57" office:value-type="string">
            <text:p>появляется надпись "ваша корзина пуста", товар удален из корзины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7" office:value-type="float" office:value="55">
            <text:p>55</text:p>
          </table:table-cell>
          <table:covered-table-cell table:style-name="ce12"/>
          <table:table-cell table:style-name="ce27" office:value-type="string" table:number-columns-spanned="1" table:number-rows-spanned="6">
            <text:p>оформление заказа кнопкой "быстрый заказ"</text:p>
          </table:table-cell>
          <table:table-cell table:style-name="ce27" table:number-columns-spanned="1" table:number-rows-spanned="6"/>
          <table:table-cell table:style-name="ce54" office:value-type="string">
            <text:p>перейти по ссылке http://test2.itcobra.ru</text:p>
          </table:table-cell>
          <table:table-cell table:style-name="ce54" office:value-type="string">
            <text:p>переход на страницу сайта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11">
          <table:table-cell table:style-name="ce7" office:value-type="float" office:value="56">
            <text:p>56</text:p>
          </table:table-cell>
          <table:covered-table-cell table:style-name="ce12"/>
          <table:covered-table-cell table:number-columns-repeated="2"/>
          <table:table-cell table:style-name="ce58" office:value-type="string">
            <text:p>нажать на кнопку "каталог"</text:p>
          </table:table-cell>
          <table:table-cell table:style-name="ce58" office:value-type="string">
            <text:p>переход на страницу каталога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11">
          <table:table-cell table:style-name="ce7" office:value-type="float" office:value="57">
            <text:p>57</text:p>
          </table:table-cell>
          <table:covered-table-cell table:style-name="ce12"/>
          <table:covered-table-cell table:number-columns-repeated="2"/>
          <table:table-cell table:style-name="ce58" office:value-type="string">
            <text:p>нажать на кнопку категории любого тавара</text:p>
          </table:table-cell>
          <table:table-cell table:style-name="ce58" office:value-type="string">
            <text:p>открылась страница тавара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12">
          <table:table-cell table:style-name="ce8"/>
          <table:covered-table-cell table:style-name="ce12"/>
          <table:covered-table-cell table:number-columns-repeated="2"/>
          <table:table-cell table:style-name="ce59" office:value-type="string">
            <text:p>навести курсор мыши на любой товар, нажать кнопку "в корзину"</text:p>
          </table:table-cell>
          <table:table-cell table:style-name="ce59" office:value-type="string">
            <text:p>высвечивается надпись "в корзине" зеленым цветом, появляется окно "корзина" с выбранным таваром 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11">
          <table:table-cell table:style-name="ce8"/>
          <table:covered-table-cell table:style-name="ce12"/>
          <table:covered-table-cell table:number-columns-repeated="2"/>
          <table:table-cell table:style-name="ce60" office:value-type="string">
            <text:p>в появмвшемся окне нажать кнопку "быстрый заказ"</text:p>
          </table:table-cell>
          <table:table-cell table:style-name="ce60" office:value-type="string">
            <text:p>открылось окно "купить в один клик"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13">
          <table:table-cell table:style-name="ce8"/>
          <table:covered-table-cell table:style-name="ce12"/>
          <table:covered-table-cell table:number-columns-repeated="2"/>
          <table:table-cell table:style-name="ce60" office:value-type="string">
            <text:p>заполнить поле кооректными данными, в чек-боксе поставить галочку, нажать кнопку "отправить"</text:p>
          </table:table-cell>
          <table:table-cell table:style-name="ce60" office:value-type="string">
            <text:p>появляется надпись"Спасибо за заказ!</text:p>
            <text:p>В ближайшее время наш менеджер свяжется с вами." Заказ принят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8"/>
          <table:covered-table-cell table:style-name="ce12"/>
          <table:table-cell table:style-name="ce27" office:value-type="string" table:number-columns-spanned="1" table:number-rows-spanned="7">
            <text:p>фильтр корзины</text:p>
          </table:table-cell>
          <table:table-cell table:style-name="ce38" table:number-columns-spanned="1" table:number-rows-spanned="7"/>
          <table:table-cell table:style-name="ce61" office:value-type="string">
            <text:p>перейти по ссылке http://test2.itcobra.ru</text:p>
          </table:table-cell>
          <table:table-cell table:style-name="ce61" office:value-type="string">
            <text:p>переход на страницу сайта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11">
          <table:table-cell table:style-name="ce8"/>
          <table:covered-table-cell table:style-name="ce12"/>
          <table:covered-table-cell table:number-columns-repeated="2"/>
          <table:table-cell table:style-name="ce62" office:value-type="string">
            <text:p>нажать на кнопку "каталог"</text:p>
          </table:table-cell>
          <table:table-cell table:style-name="ce62" office:value-type="string">
            <text:p>переход на страницу каталога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11">
          <table:table-cell table:style-name="ce8"/>
          <table:covered-table-cell table:style-name="ce12"/>
          <table:covered-table-cell table:number-columns-repeated="2"/>
          <table:table-cell table:style-name="ce62" office:value-type="string">
            <text:p>нажать на кнопку категории любого тавара</text:p>
          </table:table-cell>
          <table:table-cell table:style-name="ce62" office:value-type="string">
            <text:p>открылась страница тавара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12">
          <table:table-cell table:style-name="ce8"/>
          <table:covered-table-cell table:style-name="ce12"/>
          <table:covered-table-cell table:number-columns-repeated="2"/>
          <table:table-cell table:style-name="ce62" office:value-type="string">
            <text:p>навести курсор мыши на любой товар, нажать кнопку "в корзину"</text:p>
          </table:table-cell>
          <table:table-cell table:style-name="ce62" office:value-type="string">
            <text:p>высвечивается надпись "в корзине" зеленым цветом, появляется окно "корзина" с выбранным таваром </text:p>
          </table:table-cell>
          <table:table-cell table:style-name="ce8" table:number-columns-repeated="18"/>
          <table:table-cell table:style-name="ce9" table:number-columns-repeated="98"/>
          <table:table-cell table:number-columns-repeated="902"/>
        </table:table-row>
        <table:table-row table:style-name="ro10">
          <table:table-cell table:style-name="ce9"/>
          <table:covered-table-cell table:style-name="ce12"/>
          <table:covered-table-cell table:number-columns-repeated="2"/>
          <table:table-cell table:style-name="ce63" office:value-type="string">
            <text:p>операцию повторить с тремя различными таварами</text:p>
          </table:table-cell>
          <table:table-cell table:style-name="ce63" office:value-type="string">
            <text:p>в окне "корзина" добавилось три разных твавра</text:p>
          </table:table-cell>
          <table:table-cell table:style-name="ce9" table:number-columns-repeated="13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11">
          <table:table-cell table:style-name="ce9"/>
          <table:covered-table-cell table:style-name="ce12"/>
          <table:covered-table-cell table:number-columns-repeated="2"/>
          <table:table-cell table:style-name="ce63" office:value-type="string">
            <text:p>нажать на кнопку "перейти в корзину"</text:p>
          </table:table-cell>
          <table:table-cell table:style-name="ce63" office:value-type="string">
            <text:p>открылась страница "корзина"</text:p>
          </table:table-cell>
          <table:table-cell table:style-name="ce9" table:number-columns-repeated="13"/>
          <table:table-cell table:style-name="ce8" table:number-columns-repeated="5"/>
          <table:table-cell table:style-name="ce9" table:number-columns-repeated="98"/>
          <table:table-cell table:number-columns-repeated="902"/>
        </table:table-row>
        <table:table-row table:style-name="ro11">
          <table:table-cell table:style-name="ce9"/>
          <table:covered-table-cell table:style-name="ce4"/>
          <table:covered-table-cell table:number-columns-repeated="2"/>
          <table:table-cell table:style-name="ce63" office:value-type="string">
            <text:p>в поле "фильтр" ввести название одного из выбранного тавара</text:p>
          </table:table-cell>
          <table:table-cell table:style-name="ce63" office:value-type="string">
            <text:p>на странице остается только выбранный тавар</text:p>
          </table:table-cell>
          <table:table-cell table:style-name="ce9" table:number-columns-repeated="17"/>
          <table:table-cell table:style-name="ce8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9"/>
          <table:table-cell table:style-name="ce17" office:value-type="string" table:number-columns-spanned="1" table:number-rows-spanned="8">
            <text:p>акции</text:p>
          </table:table-cell>
          <table:table-cell table:style-name="ce27" office:value-type="string" table:number-columns-spanned="1" table:number-rows-spanned="4">
            <text:p>переход на акцию по ссылкам-картинкам</text:p>
          </table:table-cell>
          <table:table-cell table:style-name="ce39" table:number-columns-spanned="1" table:number-rows-spanned="4"/>
          <table:table-cell table:style-name="ce64" office:value-type="string">
            <text:p>перейти по ссылке http://test2.itcobra.ru</text:p>
          </table:table-cell>
          <table:table-cell table:style-name="ce64" office:value-type="string">
            <text:p>переход на страницу сайта</text:p>
          </table:table-cell>
          <table:table-cell table:style-name="ce9" table:number-columns-repeated="17"/>
          <table:table-cell table:style-name="ce8"/>
          <table:table-cell table:style-name="ce9" table:number-columns-repeated="98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64" office:value-type="string">
            <text:p>вверху страницы нажать на кнопку <text:s/>"акции" </text:p>
          </table:table-cell>
          <table:table-cell table:style-name="ce64" office:value-type="string">
            <text:p>переход на станицу "акции"</text:p>
          </table:table-cell>
          <table:table-cell table:style-name="ce10" table:number-columns-repeated="116"/>
          <table:table-cell table:number-columns-repeated="902"/>
        </table:table-row>
        <table:table-row table:style-name="ro14">
          <table:table-cell table:style-name="ce10"/>
          <table:covered-table-cell table:number-columns-repeated="3"/>
          <table:table-cell table:style-name="ce64" office:value-type="string">
            <text:p>нажать на картинку акции</text:p>
          </table:table-cell>
          <table:table-cell table:style-name="ce64" office:value-type="string">
            <text:p>преход на станицу тавар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64" office:value-type="string">
            <text:p>проделать операцию с каждой ссылкой-картинкой</text:p>
          </table:table-cell>
          <table:table-cell table:style-name="ce64" office:value-type="string">
            <text:p>преход на станицу тавар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/>
          <table:table-cell table:style-name="ce28" office:value-type="string" table:number-columns-spanned="1" table:number-rows-spanned="4">
            <text:p>переход на акцию по текст-ссылкам</text:p>
          </table:table-cell>
          <table:table-cell table:style-name="ce40" table:number-columns-spanned="1" table:number-rows-spanned="4"/>
          <table:table-cell table:style-name="ce44" office:value-type="string">
            <text:p>перейти по ссылке http://test2.itcobra.ru</text:p>
          </table:table-cell>
          <table:table-cell table:style-name="ce44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44" office:value-type="string">
            <text:p>вверху страницы нажать на кнопку <text:s/>"акции" </text:p>
          </table:table-cell>
          <table:table-cell table:style-name="ce44" office:value-type="string">
            <text:p>переход на страницу "акции"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44" office:value-type="string">
            <text:p>нажать на кнопку текст-ссылки акции</text:p>
          </table:table-cell>
          <table:table-cell table:style-name="ce44" office:value-type="string">
            <text:p>преход на станицу тавар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44" office:value-type="string">
            <text:p>проделать операцию с каждой текст-ссылкой</text:p>
          </table:table-cell>
          <table:table-cell table:style-name="ce44" office:value-type="string">
            <text:p>преход на страницу выбраннго тавар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table-cell table:style-name="ce18" office:value-type="string" table:number-columns-spanned="1" table:number-rows-spanned="8">
            <text:p>услуги</text:p>
          </table:table-cell>
          <table:table-cell table:style-name="ce27" office:value-type="string" table:number-columns-spanned="1" table:number-rows-spanned="4">
            <text:p>переход на акцию по ссылкам-картинкам</text:p>
          </table:table-cell>
          <table:table-cell table:style-name="ce41" table:number-columns-spanned="1" table:number-rows-spanned="4"/>
          <table:table-cell table:style-name="ce46" office:value-type="string">
            <text:p>перейти по ссылке http://test2.itcobra.ru</text:p>
          </table:table-cell>
          <table:table-cell table:style-name="ce46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46" office:value-type="string">
            <text:p>вверху страницы нажать на кнопку <text:s/>"услуги" </text:p>
          </table:table-cell>
          <table:table-cell table:style-name="ce46" office:value-type="string">
            <text:p>переход на станицу "услуги"</text:p>
          </table:table-cell>
          <table:table-cell table:style-name="ce10" table:number-columns-repeated="116"/>
          <table:table-cell table:number-columns-repeated="902"/>
        </table:table-row>
        <table:table-row table:style-name="ro14">
          <table:table-cell table:style-name="ce10"/>
          <table:covered-table-cell table:number-columns-repeated="3"/>
          <table:table-cell table:style-name="ce46" office:value-type="string">
            <text:p>нажать на картинку услуги</text:p>
          </table:table-cell>
          <table:table-cell table:style-name="ce46" office:value-type="string">
            <text:p>преход на станицу услуги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46" office:value-type="string">
            <text:p>проделать операцию с каждой ссылкой-картинкой</text:p>
          </table:table-cell>
          <table:table-cell table:style-name="ce46" office:value-type="string">
            <text:p>преход на страницу выбранной услуги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/>
          <table:table-cell table:style-name="ce28" office:value-type="string" table:number-columns-spanned="1" table:number-rows-spanned="4">
            <text:p>переход на акцию по текст-ссылкам</text:p>
          </table:table-cell>
          <table:table-cell table:style-name="ce41" table:number-columns-spanned="1" table:number-rows-spanned="4"/>
          <table:table-cell table:style-name="ce48" office:value-type="string">
            <text:p>перейти по ссылке http://test2.itcobra.ru</text:p>
          </table:table-cell>
          <table:table-cell table:style-name="ce48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48" office:value-type="string">
            <text:p>вверху страницы нажать на кнопку <text:s/>"услуги" </text:p>
          </table:table-cell>
          <table:table-cell table:style-name="ce48" office:value-type="string">
            <text:p>переход на страницу "услуги"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48" office:value-type="string">
            <text:p>нажать на кнопку текст-ссылки услуги</text:p>
          </table:table-cell>
          <table:table-cell table:style-name="ce48" office:value-type="string">
            <text:p>преход на станицу услуги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48" office:value-type="string">
            <text:p>проделать операцию с каждой текст-ссылкой</text:p>
          </table:table-cell>
          <table:table-cell table:style-name="ce48" office:value-type="string">
            <text:p>преход на страницу выбранной услуги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table-cell table:style-name="ce18" office:value-type="string" table:number-columns-spanned="1" table:number-rows-spanned="5">
            <text:p>слайдер на главной странице</text:p>
          </table:table-cell>
          <table:table-cell table:style-name="ce28" office:value-type="string" table:number-columns-spanned="1" table:number-rows-spanned="3">
            <text:p>смена изображений слайдера</text:p>
          </table:table-cell>
          <table:table-cell table:style-name="ce41" table:number-columns-spanned="1" table:number-rows-spanned="3"/>
          <table:table-cell table:style-name="ce50" office:value-type="string">
            <text:p>перейти по ссылке http://test2.itcobra.ru</text:p>
          </table:table-cell>
          <table:table-cell table:style-name="ce50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50" office:value-type="string">
            <text:p><text:span text:style-name="T3">полседовательно нажать </text:span><text:span text:style-name="T3">на кнопку"</text:span><text:span text:style-name="T4">&gt;</text:span><text:span text:style-name="T3">"</text:span></text:p>
          </table:table-cell>
          <table:table-cell table:style-name="ce50" office:value-type="string">
            <text:p>изображения меняются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50" office:value-type="string">
            <text:p><text:span text:style-name="T3">полседовательно нажать </text:span><text:span text:style-name="T3">на кнопку"</text:span><text:span text:style-name="T4">&lt;</text:span><text:span text:style-name="T3">"</text:span></text:p>
          </table:table-cell>
          <table:table-cell table:style-name="ce50" office:value-type="string">
            <text:p>изображения меняются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/>
          <table:table-cell table:style-name="ce28" office:value-type="string" table:number-columns-spanned="1" table:number-rows-spanned="2">
            <text:p>функционал кнопки "узнать подробнее"</text:p>
          </table:table-cell>
          <table:table-cell table:style-name="ce41" table:number-columns-spanned="1" table:number-rows-spanned="2"/>
          <table:table-cell table:style-name="ce52" office:value-type="string">
            <text:p>перейти по ссылке http://test2.itcobra.ru</text:p>
          </table:table-cell>
          <table:table-cell table:style-name="ce52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52" office:value-type="string">
            <text:p>нажать кнопку "узнать подробнее"</text:p>
          </table:table-cell>
          <table:table-cell table:style-name="ce52" office:value-type="string">
            <text:p>переход на странице каталог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table-cell table:style-name="ce18" office:value-type="string" table:number-columns-spanned="1" table:number-rows-spanned="2">
            <text:p>картинки-ссылки на главной станице</text:p>
          </table:table-cell>
          <table:table-cell table:style-name="ce28" office:value-type="string" table:number-columns-spanned="1" table:number-rows-spanned="2">
            <text:p>функцтонал картинки-ссылки</text:p>
          </table:table-cell>
          <table:table-cell table:style-name="ce41" table:number-columns-spanned="1" table:number-rows-spanned="2"/>
          <table:table-cell table:style-name="ce53" office:value-type="string">
            <text:p>перейти по ссылке http://test2.itcobra.ru</text:p>
          </table:table-cell>
          <table:table-cell table:style-name="ce53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9">
          <table:table-cell table:style-name="ce10"/>
          <table:covered-table-cell table:number-columns-repeated="3"/>
          <table:table-cell table:style-name="ce53" office:value-type="string">
            <text:p>посдедовтельно нажать на картинки-ссылки слева и справа от слайдера</text:p>
          </table:table-cell>
          <table:table-cell table:style-name="ce53" office:value-type="string">
            <text:p>переход на страницу каталог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table-cell table:style-name="ce18" office:value-type="string" table:number-columns-spanned="1" table:number-rows-spanned="24">
            <text:p>каталог</text:p>
          </table:table-cell>
          <table:table-cell table:style-name="ce28" office:value-type="string" table:number-columns-spanned="1" table:number-rows-spanned="3">
            <text:p>переход на страницу тавара</text:p>
          </table:table-cell>
          <table:table-cell table:style-name="ce41" table:number-columns-spanned="1" table:number-rows-spanned="3"/>
          <table:table-cell table:style-name="ce54" office:value-type="string">
            <text:p>перейти по ссылке http://test2.itcobra.ru</text:p>
          </table:table-cell>
          <table:table-cell table:style-name="ce54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54" office:value-type="string">
            <text:p>нажать кнопку "каталог"</text:p>
          </table:table-cell>
          <table:table-cell table:style-name="ce54" office:value-type="string">
            <text:p>переход на страницу каталока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 table:number-columns-repeated="3"/>
          <table:table-cell table:style-name="ce54" office:value-type="string">
            <text:p>нажать на любую кнопку категории товара</text:p>
          </table:table-cell>
          <table:table-cell table:style-name="ce54" office:value-type="string">
            <text:p>открывается страница с товарами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/>
          <table:table-cell table:style-name="ce28" office:value-type="string" table:number-columns-spanned="1" table:number-rows-spanned="4">
            <text:p>добавление товара в корзину</text:p>
          </table:table-cell>
          <table:table-cell table:style-name="ce41" table:number-columns-spanned="1" table:number-rows-spanned="4"/>
          <table:table-cell table:style-name="ce61" office:value-type="string">
            <text:p>перейти по ссылке http://test2.itcobra.ru</text:p>
          </table:table-cell>
          <table:table-cell table:style-name="ce61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62" office:value-type="string">
            <text:p>нажать на кнопку "каталог"</text:p>
          </table:table-cell>
          <table:table-cell table:style-name="ce62" office:value-type="string">
            <text:p>переход на страницу каталога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62" office:value-type="string">
            <text:p>нажать на кнопку категории любого тавара</text:p>
          </table:table-cell>
          <table:table-cell table:style-name="ce62" office:value-type="string">
            <text:p>открылась страница тавара</text:p>
          </table:table-cell>
          <table:table-cell table:style-name="ce10" table:number-columns-repeated="116"/>
          <table:table-cell table:number-columns-repeated="902"/>
        </table:table-row>
        <table:table-row table:style-name="ro12">
          <table:table-cell table:style-name="ce10"/>
          <table:covered-table-cell table:number-columns-repeated="3"/>
          <table:table-cell table:style-name="ce62" office:value-type="string">
            <text:p>навести курсор мыши на любой товар, нажать кнопку "в корзину"</text:p>
          </table:table-cell>
          <table:table-cell table:style-name="ce62" office:value-type="string">
            <text:p>высвечивается надпись "в корзине" зеленым цветом, появляется окно "корзина" с выбранным таваром 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/>
          <table:table-cell table:style-name="ce28" office:value-type="string" table:number-columns-spanned="1" table:number-rows-spanned="5">
            <text:p>выбор товара по фильтру "Розничная цена"</text:p>
          </table:table-cell>
          <table:table-cell table:style-name="ce40" table:number-columns-spanned="1" table:number-rows-spanned="5"/>
          <table:table-cell table:style-name="ce64" office:value-type="string">
            <text:p>перейти по ссылке http://test2.itcobra.ru</text:p>
          </table:table-cell>
          <table:table-cell table:style-name="ce64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65" office:value-type="string">
            <text:p>нажать на кнопку "каталог"</text:p>
          </table:table-cell>
          <table:table-cell table:style-name="ce65" office:value-type="string">
            <text:p>переход на страницу каталога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65" office:value-type="string">
            <text:p>нажать на кнопку категории любого тавара</text:p>
          </table:table-cell>
          <table:table-cell table:style-name="ce65" office:value-type="string">
            <text:p>открылась страница тавара</text:p>
          </table:table-cell>
          <table:table-cell table:style-name="ce10" table:number-columns-repeated="116"/>
          <table:table-cell table:number-columns-repeated="902"/>
        </table:table-row>
        <table:table-row table:style-name="ro15">
          <table:table-cell table:style-name="ce10"/>
          <table:covered-table-cell table:number-columns-repeated="3"/>
          <table:table-cell table:style-name="ce64" office:value-type="string">
            <text:p>во вкладке "Фильтр по параметрам" в графе "Розничная цена" вписать валидные данные, внизу вкладки нажать кнопку "показать товар"</text:p>
          </table:table-cell>
          <table:table-cell table:style-name="ce64" office:value-type="string">
            <text:p>на странице остались товары в заданной категории</text:p>
          </table:table-cell>
          <table:table-cell table:style-name="ce10" table:number-columns-repeated="116"/>
          <table:table-cell table:number-columns-repeated="902"/>
        </table:table-row>
        <table:table-row table:style-name="ro15">
          <table:table-cell table:style-name="ce10"/>
          <table:covered-table-cell table:number-columns-repeated="3"/>
          <table:table-cell table:style-name="ce64" office:value-type="string">
            <text:p>во вкладке "Фильтр по параметрам" в графе "Розничная цена" установить бегунок в корректных параметрах, внизу вкладки нажать кнопку "показать товар"</text:p>
          </table:table-cell>
          <table:table-cell table:style-name="ce64" office:value-type="string">
            <text:p>на странице остались товары в заданной категории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/>
          <table:table-cell table:style-name="ce28" office:value-type="string" table:number-columns-spanned="1" table:number-rows-spanned="4">
            <text:p>выбор товара по фильтру "Наши предложения"</text:p>
          </table:table-cell>
          <table:table-cell table:style-name="ce42" table:number-columns-spanned="1" table:number-rows-spanned="4"/>
          <table:table-cell table:style-name="ce44" office:value-type="string">
            <text:p>перейти по ссылке http://test2.itcobra.ru</text:p>
          </table:table-cell>
          <table:table-cell table:style-name="ce44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66" office:value-type="string">
            <text:p>нажать на кнопку "каталог"</text:p>
          </table:table-cell>
          <table:table-cell table:style-name="ce66" office:value-type="string">
            <text:p>переход на страницу каталога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66" office:value-type="string">
            <text:p>нажать на кнопку категории любого тавара</text:p>
          </table:table-cell>
          <table:table-cell table:style-name="ce66" office:value-type="string">
            <text:p>открылась страница тавара</text:p>
          </table:table-cell>
          <table:table-cell table:style-name="ce10" table:number-columns-repeated="116"/>
          <table:table-cell table:number-columns-repeated="902"/>
        </table:table-row>
        <table:table-row table:style-name="ro16">
          <table:table-cell table:style-name="ce10"/>
          <table:covered-table-cell table:number-columns-repeated="3"/>
          <table:table-cell table:style-name="ce44" office:value-type="string">
            <text:p>во вкладке "фильтр по параметрам" в графе "наши предложения" поставить галочку в чек-боксе, внизу нажать кнопку "показать товар" </text:p>
          </table:table-cell>
          <table:table-cell table:style-name="ce44" office:value-type="string">
            <text:p>на странице остались тавары соответствующие заданным параметрам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/>
          <table:table-cell table:style-name="ce28" office:value-type="string" table:number-columns-spanned="1" table:number-rows-spanned="4">
            <text:p>выбор товара по фильтру "Бренд"</text:p>
          </table:table-cell>
          <table:table-cell table:style-name="ce41" table:number-columns-spanned="1" table:number-rows-spanned="4"/>
          <table:table-cell table:style-name="ce46" office:value-type="string">
            <text:p>перейти по ссылке http://test2.itcobra.ru</text:p>
          </table:table-cell>
          <table:table-cell table:style-name="ce46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67" office:value-type="string">
            <text:p>нажать на кнопку "каталог"</text:p>
          </table:table-cell>
          <table:table-cell table:style-name="ce67" office:value-type="string">
            <text:p>переход на страницу каталога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67" office:value-type="string">
            <text:p>нажать на кнопку категории любого тавара</text:p>
          </table:table-cell>
          <table:table-cell table:style-name="ce67" office:value-type="string">
            <text:p>открылась страница тавара</text:p>
          </table:table-cell>
          <table:table-cell table:style-name="ce10" table:number-columns-repeated="116"/>
          <table:table-cell table:number-columns-repeated="902"/>
        </table:table-row>
        <table:table-row table:style-name="ro16">
          <table:table-cell table:style-name="ce10"/>
          <table:covered-table-cell table:number-columns-repeated="3"/>
          <table:table-cell table:style-name="ce46" office:value-type="string">
            <text:p>во вкладке "фильтр по параметрам" в графе "бренд" поставить галочку в чек-боксе, внизу нажать кнопку "показать товар" </text:p>
          </table:table-cell>
          <table:table-cell table:style-name="ce46" office:value-type="string">
            <text:p>на странице остались тавары соответствующие заданным параметрам</text:p>
          </table:table-cell>
          <table:table-cell table:style-name="ce10" table:number-columns-repeated="116"/>
          <table:table-cell table:number-columns-repeated="902"/>
        </table:table-row>
        <table:table-row table:style-name="ro7">
          <table:table-cell table:style-name="ce10"/>
          <table:covered-table-cell/>
          <table:table-cell table:style-name="ce28" office:value-type="string" table:number-columns-spanned="1" table:number-rows-spanned="4">
            <text:p>выбор товара по фильтру "Тип"</text:p>
          </table:table-cell>
          <table:table-cell table:style-name="ce43" table:number-columns-spanned="1" table:number-rows-spanned="4"/>
          <table:table-cell table:style-name="ce48" office:value-type="string">
            <text:p>перейти по ссылке http://test2.itcobra.ru</text:p>
          </table:table-cell>
          <table:table-cell table:style-name="ce48" office:value-type="string">
            <text:p>переход на страницу сайта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68" office:value-type="string">
            <text:p>нажать на кнопку "каталог"</text:p>
          </table:table-cell>
          <table:table-cell table:style-name="ce68" office:value-type="string">
            <text:p>переход на страницу каталога</text:p>
          </table:table-cell>
          <table:table-cell table:style-name="ce10" table:number-columns-repeated="116"/>
          <table:table-cell table:number-columns-repeated="902"/>
        </table:table-row>
        <table:table-row table:style-name="ro11">
          <table:table-cell table:style-name="ce10"/>
          <table:covered-table-cell table:number-columns-repeated="3"/>
          <table:table-cell table:style-name="ce68" office:value-type="string">
            <text:p>нажать на кнопку категории любого тавара</text:p>
          </table:table-cell>
          <table:table-cell table:style-name="ce68" office:value-type="string">
            <text:p>открылась страница тавара</text:p>
          </table:table-cell>
          <table:table-cell table:style-name="ce10" table:number-columns-repeated="116"/>
          <table:table-cell table:number-columns-repeated="902"/>
        </table:table-row>
        <table:table-row table:style-name="ro16">
          <table:table-cell table:style-name="ce10"/>
          <table:covered-table-cell table:number-columns-repeated="3"/>
          <table:table-cell table:style-name="ce48" office:value-type="string">
            <text:p>во вкладке "фильтр по параметрам" в графе "тип" поставить галочку в чек-боксе, внизу нажать кнопку "показать товар" </text:p>
          </table:table-cell>
          <table:table-cell table:style-name="ce48" office:value-type="string">
            <text:p>на странице остались тавары соответствующие заданным параметрам</text:p>
          </table:table-cell>
          <table:table-cell table:style-name="ce10" table:number-columns-repeated="116"/>
          <table:table-cell table:number-columns-repeated="902"/>
        </table:table-row>
        <table:table-row table:style-name="ro17" table:number-rows-repeated="891">
          <table:table-cell table:style-name="ce10" table:number-columns-repeated="122"/>
          <table:table-cell table:number-columns-repeated="902"/>
        </table:table-row>
        <table:table-row table:style-name="ro4" table:number-rows-repeated="104756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Тест-кейсы'.$A$1" table:cell-range-address="$'Тест-кейсы'.$H$7:.$H$57"/>
        </table:named-expressions>
      </table:table>
      <table:table table:name="Как скачать этот файл" table:style-name="ta2">
        <table:table-column table:style-name="co11" table:default-cell-style-name="Default"/>
        <table:table-column table:style-name="co10" table:number-columns-repeated="1023" table:default-cell-style-name="Default"/>
        <table:table-row table:style-name="ro1">
          <table:table-cell table:style-name="ce97" office:value-type="string" calcext:value-type="string">
            <text:p><text:span text:style-name="T4">Как скачать файл или скопировать гугл-док</text:span></text:p>
            <text:p><text:span text:style-name="T5"/></text:p>
            <text:p><text:span text:style-name="T5">Чтобы скачать табличку в Экселе, зайдите в меню Файл (под названием документа) → нажмите Скачать как → Microsoft Excel</text:span></text:p>
            <text:p><text:span text:style-name="T5"/></text:p>
            <text:p><text:span text:style-name="T5">Чтобы скопировать себе такой же гугл-док, нажмите на меню Файл → Создать копию. Укажите папку на гугл-диске, куда хотите отправить файл, и нажмите Ок.</text:span></text:p>
            <text:p><text:span text:style-name="T5"/></text:p>
            <text:p><text:span text:style-name="T5"/></text:p>
          </table:table-cell>
          <table:table-cell table:number-columns-repeated="1023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Тест-кейсы'.H7:'Тест-кейсы'.H5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Verdana" svg:font-family="Verdan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8">08.10.2022</text:date>, <text:time>17:1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Тест-кейсы" style:display-name="PageStyle_Тест-кейс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Как_20_скачать_20_этот_20_файл" style:display-name="PageStyle_Как скачать этот файл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Win32 OpenOffice.org_project/4111m1$Build-9808</meta:generator>
    <dc:date>2022-10-08T17:13:45.56</dc:date>
    <meta:editing-duration>PT1H53M19S</meta:editing-duration>
    <meta:editing-cycles>2</meta:editing-cycles>
    <meta:document-statistic meta:table-count="2" meta:cell-count="376" meta:object-count="0"/>
  </office:meta>
</office:document-meta>
</file>